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officeooo:rsid="00210e01" officeooo:paragraph-rsid="00210e01"/>
    </style:style>
    <style:style style:name="P2" style:family="paragraph" style:parent-style-name="Standard">
      <style:paragraph-properties fo:padding="0.0291in" fo:border-left="none" fo:border-right="none" fo:border-top="none" fo:border-bottom="0.06pt solid #000000" style:join-border="false"/>
      <style:text-properties officeooo:rsid="00210e01" officeooo:paragraph-rsid="00210e01"/>
    </style:style>
    <style:style style:name="P3" style:family="paragraph" style:parent-style-name="Standard" style:master-page-name="MP0">
      <style:paragraph-properties style:page-number="auto" fo:break-before="page"/>
    </style:style>
    <style:style style:name="P4" style:family="paragraph" style:parent-style-name="Standard" style:list-style-name="L2"/>
    <style:style style:name="P5" style:family="paragraph" style:parent-style-name="Standard" style:list-style-name="L2">
      <style:text-properties officeooo:rsid="00210e01" officeooo:paragraph-rsid="00210e01"/>
    </style:style>
    <style:style style:name="P6" style:family="paragraph" style:parent-style-name="Listenabsatz" style:list-style-name="L1">
      <style:text-properties officeooo:rsid="0020bd97" officeooo:paragraph-rsid="0020bd97"/>
    </style:style>
    <style:style style:name="T1" style:family="text">
      <style:text-properties fo:font-weight="bold" style:font-weight-asian="bold"/>
    </style:style>
    <style:style style:name="T2" style:family="text">
      <style:text-properties officeooo:rsid="001f9a7d"/>
    </style:style>
    <style:style style:name="T3" style:family="text">
      <style:text-properties officeooo:rsid="0020bd97"/>
    </style:style>
    <style:style style:name="T4" style:family="text">
      <style:text-properties officeooo:rsid="00248d1f"/>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Absatz-Standardschriftart"><text:span text:style-name="T1">Team</text:span></text:span>: <text:span text:style-name="T2">06</text:span>, <text:span text:style-name="T3">Atabek Amanov, Thomas Bednorz</text:span></text:p>
      <text:p text:style-name="Standard"><text:span text:style-name="Absatz-Standardschriftart"><text:span text:style-name="T1">Aufgabenaufteilung</text:span></text:span>: </text:p>
      <text:list xml:id="list7025828927825389270" text:style-name="L1">
        <text:list-item>
          <text:p text:style-name="P6">Skizze (adp1_<text:span text:style-name="T4">skizze_</text:span>amanov_bednorz.odt), Atabek Amanov</text:p>
        </text:list-item>
        <text:list-item>
          <text:p text:style-name="P6">Skizze (adp1_<text:span text:style-name="T4">skizze_</text:span>amanov_bednorz.odt), Thomas Bednorz</text:p>
        </text:list-item>
      </text:list>
      <text:p text:style-name="Standard"><text:span text:style-name="Absatz-Standardschriftart"><text:span text:style-name="T1">Quellenangaben</text:span></text:span>: -</text:p>
      <text:p text:style-name="Standard"><text:span text:style-name="Absatz-Standardschriftart"><text:span text:style-name="T1">Bearbeitungszeitraum</text:span></text:span>: <text:span text:style-name="T3">Di, 22.03.16</text:span></text:p>
      <text:p text:style-name="Standard"><text:span text:style-name="Absatz-Standardschriftart"><text:span text:style-name="T1">Aktueller Stand</text:span></text:span>: <text:span text:style-name="T3">Erste Version der Skizze fertig und zur Begutachtung eingereicht</text:span></text:p>
      <text:p text:style-name="Standard"><text:span text:style-name="Absatz-Standardschriftart"><text:span text:style-name="T1">Änderungen in der Skizze</text:span></text:span>: -</text:p>
      <text:p text:style-name="Standard"><text:span text:style-name="Absatz-Standardschriftart"><text:span text:style-name="T1">Skizze</text:span></text:span>: </text:p>
      <text:p text:style-name="P2">Aufgabe 1: Die Kunst der Abstraktion</text:p>
      <text:p text:style-name="P1"/>
      <text:p text:style-name="P1">ADT Liste:</text:p>
      <text:list xml:id="list8057777139512437975" text:style-name="L2">
        <text:list-item>
          <text:p text:style-name="P4">create: ∅ → list</text:p>
          <text:p text:style-name="P5">Erzeugt eine leere Liste</text:p>
          <text:p text:style-name="P5"/>
        </text:list-item>
        <text:list-item>
          <text:p text:style-name="P4">isEmpty: list → bool</text:p>
          <text:p text:style-name="P5">Prüft, ob die Liste leer ist, sprich keine Elemente enthält. Ist die Anzahl der Elemente 0, wird der Wahrheitswert „wahr“ (oder ein entsprechendes Äquivalent) zurückgegeben, bei einer Anzahl der Elemente größer 0 wird „falsch“ (oder ein Äquivalent) zurückgegeben.</text:p>
          <text:p text:style-name="P5"/>
        </text:list-item>
        <text:list-item>
          <text:p text:style-name="P4">equal: list × list → bool</text:p>
          <text:p text:style-name="P5">Prüft, ob die Liste strukturell identisch zu einer anderen Liste ist. Da die Liste nur ganze Zahlen enthält bedeutet strukturelle Gleichheit hier, dass an einer beliebigen Position in der Liste die selbe Zahl enthalten ist wie an der gleichen Stelle in der anderen Liste. Ist dies für alle Elemente gegeben, wird „wahr“ zurückgegeben, andernfalls „falsch“. Sind beide Listen leer, wird ebenfalls „wahr“ zurückgegeben.</text:p>
          <text:p text:style-name="P5"/>
        </text:list-item>
        <text:list-item>
          <text:p text:style-name="P4">laenge: list → int</text:p>
          <text:p text:style-name="P5">Prüft, ob beide Listen eine </text:p>
        </text:list-item>
      </text:list>
      <text:p text:style-name="Standard">insert: list × pos × elem → list</text:p>
      <text:p text:style-name="Standard"><text:soft-page-break/>delete: list × pos → list</text:p>
      <text:p text:style-name="Standard">find: list × elem → pos</text:p>
      <text:p text:style-name="Standard">retrieve: list × pos → elem</text:p>
      <text:p text:style-name="Standard">concat: list × list → li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2T21:48:15.161000000</dc:date>
    <meta:editing-cycles>9</meta:editing-cycles>
    <meta:editing-duration>PT13M27S</meta:editing-duration>
    <meta:document-statistic meta:table-count="0" meta:image-count="0" meta:object-count="0" meta:page-count="2" meta:paragraph-count="27" meta:word-count="218" meta:character-count="1340" meta:non-whitespace-character-count="1156"/>
    <meta:template xlink:type="simple" xlink:actuate="onRequest" xlink:title="" xlink:href="../../../../HAW/AD/PFormal/PFormal.odt/Normal.dotm"/>
  </office:meta>
</office:document-meta>
</file>